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org.openqa.selenium.By;</text:p>
      <text:p text:style-name="Standard">import org.openqa.selenium.WebDriver;</text:p>
      <text:p text:style-name="Standard">import org.openqa.selenium.WebElement;</text:p>
      <text:p text:style-name="Standard">import org.openqa.selenium.chrome.ChromeDriver;</text:p>
      <text:p text:style-name="Standard"/>
      <text:p text:style-name="Standard">public class EjemploSelenium {</text:p>
      <text:p text:style-name="Standard"><text:s text:c="4"/>public static void main(String[] args) {</text:p>
      <text:p text:style-name="Standard"><text:s text:c="8"/>// Configura la ubicación del ChromeDriver</text:p>
      <text:p text:style-name="Standard"><text:s text:c="8"/>System.setProperty("webdriver.chrome.driver", "/ruta/a/chromedriver");</text:p>
      <text:p text:style-name="Standard"/>
      <text:p text:style-name="Standard"><text:s text:c="8"/>// Inicializa el navegador</text:p>
      <text:p text:style-name="Standard"><text:s text:c="8"/>WebDriver driver = new ChromeDriver();</text:p>
      <text:p text:style-name="Standard"/>
      <text:p text:style-name="Standard"><text:s text:c="8"/>// Abre una página web</text:p>
      <text:p text:style-name="Standard"><text:s text:c="8"/>driver.get("https://www.ejemplo.com");</text:p>
      <text:p text:style-name="Standard"/>
      <text:p text:style-name="Standard"><text:s text:c="8"/>// Encuentra un elemento usando combinaciones de selectores CSS</text:p>
      <text:p text:style-name="Standard"><text:s text:c="8"/>WebElement elementoCSS = driver.findElement(By.cssSelector(".clase1 .clase2"));</text:p>
      <text:p text:style-name="Standard"><text:s text:c="8"/>elementoCSS.click();</text:p>
      <text:p text:style-name="Standard"/>
      <text:p text:style-name="Standard"><text:s text:c="8"/>// Encuentra un elemento usando combinaciones de XPath</text:p>
      <text:p text:style-name="Standard"><text:s text:c="8"/>WebElement elementoXPath = driver.findElement(By.xpath("//div[@id='principal']//a[contains(text(),'Más información')]"));</text:p>
      <text:p text:style-name="Standard"><text:s text:c="8"/>elementoXPath.click();</text:p>
      <text:p text:style-name="Standard"/>
      <text:p text:style-name="Standard"><text:s text:c="8"/>// Encuentra un elemento por ID</text:p>
      <text:p text:style-name="Standard"><text:s text:c="8"/>WebElement elementoID = driver.findElement(By.id("id_del_elemento"));</text:p>
      <text:p text:style-name="Standard"><text:s text:c="8"/>elementoID.click();</text:p>
      <text:p text:style-name="Standard"/>
      <text:p text:style-name="Standard"><text:s text:c="8"/>// Encuentra un elemento por nombre</text:p>
      <text:p text:style-name="Standard"><text:s text:c="8"/>WebElement elementoNombre = driver.findElement(By.name("nombre_del_elemento"));</text:p>
      <text:p text:style-name="Standard"><text:s text:c="8"/>elementoNombre.click();</text:p>
      <text:p text:style-name="Standard"/>
      <text:p text:style-name="Standard"><text:s text:c="8"/>// Encuentra un elemento por clase CSS</text:p>
      <text:p text:style-name="Standard"><text:s text:c="8"/>WebElement elementoClase = driver.findElement(By.className("nombre_de_clase"));</text:p>
      <text:p text:style-name="Standard"><text:s text:c="8"/>elementoClase.click();</text:p>
      <text:p text:style-name="Standard"/>
      <text:p text:style-name="Standard"><text:s text:c="8"/>// Encuentra un elemento por etiqueta</text:p>
      <text:p text:style-name="Standard"><text:s text:c="8"/>WebElement elementoEtiqueta = driver.findElement(By.tagName("p"));</text:p>
      <text:p text:style-name="Standard"><text:s text:c="8"/>elementoEtiqueta.click();</text:p>
      <text:p text:style-name="Standard"/>
      <text:p text:style-name="Standard"><text:s text:c="8"/>// Encuentra un elemento por enlace de texto</text:p>
      <text:p text:style-name="Standard"><text:s text:c="8"/>WebElement elementoEnlace = driver.findElement(By.linkText("Texto del enlace"));</text:p>
      <text:p text:style-name="Standard"><text:s text:c="8"/>elementoEnlace.click();</text:p>
      <text:p text:style-name="Standard"/>
      <text:p text:style-name="Standard"><text:s text:c="8"/>// Encuentra un elemento por texto parcial del enlace</text:p>
      <text:p text:style-name="Standard"><text:s text:c="8"/>WebElement elementoEnlaceParcial = driver.findElement(By.partialLinkText("Texto parcial"));</text:p>
      <text:p text:style-name="Standard"><text:s text:c="8"/>elementoEnlaceParcial.click();</text:p>
      <text:p text:style-name="Standard"/>
      <text:p text:style-name="Standard"><text:s text:c="8"/>// Cierra el navegador</text:p>
      <text:p text:style-name="Standard"><text:s text:c="8"/>driver.quit();</text:p>
      <text:p text:style-name="Standard"><text:soft-page-break/><text:s text:c="4"/>}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5:06:24.141828739</meta:creation-date>
    <dc:date>2024-09-07T15:06:45.575789430</dc:date>
    <meta:editing-duration>PT23S</meta:editing-duration>
    <meta:editing-cycles>1</meta:editing-cycles>
    <meta:document-statistic meta:table-count="0" meta:image-count="0" meta:object-count="0" meta:page-count="2" meta:paragraph-count="40" meta:word-count="152" meta:character-count="1963" meta:non-whitespace-character-count="1587"/>
    <meta:generator>LibreOffice/24.2.5.2$Linux_X86_64 LibreOffice_project/420$Build-2</meta:generator>
  </office:meta>
</office:document-meta>
</file>